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603A1A2599AF08A5.png" manifest:media-type="image/png"/>
  <manifest:file-entry manifest:full-path="Pictures/10000200000000AB000000AB13BEA7A60D595C1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8756c"/>
    </style:style>
    <style:style style:name="P2" style:family="paragraph" style:parent-style-name="Standard">
      <style:paragraph-properties fo:text-align="center" style:justify-single-word="false"/>
      <style:text-properties officeooo:paragraph-rsid="0018756c"/>
    </style:style>
    <style:style style:name="P3" style:family="paragraph" style:parent-style-name="Table_20_Contents">
      <style:paragraph-properties fo:text-align="center" style:justify-single-word="false"/>
      <style:text-properties officeooo:paragraph-rsid="0018756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756c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1"/>
      <text:list xml:id="list2379134761163163169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1"/>
      <text:list xml:id="list204545878347668" text:continue-numbering="true" text:style-name="L1">
        <text:list-item>
          <text:list>
            <text:list-item>
              <text:p text:style-name="P4"><draw:frame draw:style-name="fr3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1"/>
      <text:p text:style-name="P1"/>
      <text:list xml:id="list204545265649315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1"/>
      <text:list xml:id="list204544761159158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04544443977446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1"/>
      <text:list xml:id="list204545888976250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544377131276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1"/>
      <text:p text:style-name="P1"/>
      <text:list xml:id="list204545731109087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1"/>
      <text:p text:style-name="P1"/>
      <text:list xml:id="list204544776026670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1"/>
      <text:p text:style-name="P1"/>
      <text:list xml:id="list204544285711408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45:44.09884444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2M38S</meta:editing-duration>
    <meta:editing-cycles>8</meta:editing-cycles>
    <meta:generator>LibreOffice/5.0.6.2$Linux_X86_64 LibreOffice_project/00$Build-2</meta:generator>
    <dc:date>2016-08-29T20:45:44.034353665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